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2.1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_256x256_resultado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Valores menos a média</text:p>
          </table:table-cell>
          <table:table-cell table:style-name="ce1" office:value-type="string" calcext:value-type="string">
            <text:p>Valores menos a média ao quadrad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Desvio padrão</text:p>
          </table:table-cell>
        </table:table-row>
        <table:table-row table:style-name="ro1">
          <table:table-cell office:value-type="float" office:value="16.479741" calcext:value-type="float">
            <text:p>16.479741</text:p>
          </table:table-cell>
          <table:table-cell table:formula="of:=[.A2]-[.$D$2]" office:value-type="float" office:value="0.525322350000002" calcext:value-type="float">
            <text:p>0.525322350000002</text:p>
          </table:table-cell>
          <table:table-cell table:formula="of:=POWER([.B2]; 2)" office:value-type="float" office:value="0.275963571409524" calcext:value-type="float">
            <text:p>0.275963571409524</text:p>
          </table:table-cell>
          <table:table-cell table:formula="of:=AVERAGE([.A2:.A21])" office:value-type="float" office:value="15.95441865" calcext:value-type="float">
            <text:p>15.95441865</text:p>
          </table:table-cell>
          <table:table-cell table:formula="of:=MAX([.A2:.A21])" office:value-type="float" office:value="18.472507" calcext:value-type="float">
            <text:p>18.472507</text:p>
          </table:table-cell>
          <table:table-cell table:formula="of:=MIN([.A2:.A21])" office:value-type="float" office:value="13.48793" calcext:value-type="float">
            <text:p>13.48793</text:p>
          </table:table-cell>
          <table:table-cell table:formula="of:=SQRT((1/20)*SUM([.C2:.C21]))" office:value-type="float" office:value="1.39445340053246" calcext:value-type="float">
            <text:p>1.39445340053246</text:p>
          </table:table-cell>
        </table:table-row>
        <table:table-row table:style-name="ro1">
          <table:table-cell office:value-type="float" office:value="16.927219" calcext:value-type="float">
            <text:p>16.927219</text:p>
          </table:table-cell>
          <table:table-cell table:formula="of:=[.A3]-[.$D$2]" office:value-type="float" office:value="0.972800350000002" calcext:value-type="float">
            <text:p>0.972800350000002</text:p>
          </table:table-cell>
          <table:table-cell table:formula="of:=POWER([.B3]; 2)" office:value-type="float" office:value="0.946340520960126" calcext:value-type="float">
            <text:p>0.946340520960126</text:p>
          </table:table-cell>
          <table:table-cell table:number-columns-repeated="4"/>
        </table:table-row>
        <table:table-row table:style-name="ro1">
          <table:table-cell office:value-type="float" office:value="16.450073" calcext:value-type="float">
            <text:p>16.450073</text:p>
          </table:table-cell>
          <table:table-cell table:formula="of:=[.A4]-[.$D$2]" office:value-type="float" office:value="0.495654350000001" calcext:value-type="float">
            <text:p>0.495654350000001</text:p>
          </table:table-cell>
          <table:table-cell table:formula="of:=POWER([.B4]; 2)" office:value-type="float" office:value="0.245673234673923" calcext:value-type="float">
            <text:p>0.245673234673923</text:p>
          </table:table-cell>
          <table:table-cell table:number-columns-repeated="4"/>
        </table:table-row>
        <table:table-row table:style-name="ro1">
          <table:table-cell office:value-type="float" office:value="17.73551" calcext:value-type="float">
            <text:p>17.73551</text:p>
          </table:table-cell>
          <table:table-cell table:formula="of:=[.A5]-[.$D$2]" office:value-type="float" office:value="1.78109135" calcext:value-type="float">
            <text:p>1.78109135</text:p>
          </table:table-cell>
          <table:table-cell table:formula="of:=POWER([.B5]; 2)" office:value-type="float" office:value="3.17228639704483" calcext:value-type="float">
            <text:p>3.17228639704483</text:p>
          </table:table-cell>
          <table:table-cell table:number-columns-repeated="4"/>
        </table:table-row>
        <table:table-row table:style-name="ro1">
          <table:table-cell office:value-type="float" office:value="17.333238" calcext:value-type="float">
            <text:p>17.333238</text:p>
          </table:table-cell>
          <table:table-cell table:formula="of:=[.A6]-[.$D$2]" office:value-type="float" office:value="1.37881935" calcext:value-type="float">
            <text:p>1.37881935</text:p>
          </table:table-cell>
          <table:table-cell table:formula="of:=POWER([.B6]; 2)" office:value-type="float" office:value="1.90114279993443" calcext:value-type="float">
            <text:p>1.90114279993443</text:p>
          </table:table-cell>
          <table:table-cell table:number-columns-repeated="4"/>
        </table:table-row>
        <table:table-row table:style-name="ro1">
          <table:table-cell office:value-type="float" office:value="16.478587" calcext:value-type="float">
            <text:p>16.478587</text:p>
          </table:table-cell>
          <table:table-cell table:formula="of:=[.A7]-[.$D$2]" office:value-type="float" office:value="0.524168350000002" calcext:value-type="float">
            <text:p>0.524168350000002</text:p>
          </table:table-cell>
          <table:table-cell table:formula="of:=POWER([.B7]; 2)" office:value-type="float" office:value="0.274752459141724" calcext:value-type="float">
            <text:p>0.274752459141724</text:p>
          </table:table-cell>
          <table:table-cell table:number-columns-repeated="4"/>
        </table:table-row>
        <table:table-row table:style-name="ro1">
          <table:table-cell office:value-type="float" office:value="18.472507" calcext:value-type="float">
            <text:p>18.472507</text:p>
          </table:table-cell>
          <table:table-cell table:formula="of:=[.A8]-[.$D$2]" office:value-type="float" office:value="2.51808835" calcext:value-type="float">
            <text:p>2.51808835</text:p>
          </table:table-cell>
          <table:table-cell table:formula="of:=POWER([.B8]; 2)" office:value-type="float" office:value="6.34076893840573" calcext:value-type="float">
            <text:p>6.34076893840573</text:p>
          </table:table-cell>
          <table:table-cell table:number-columns-repeated="4"/>
        </table:table-row>
        <table:table-row table:style-name="ro1">
          <table:table-cell office:value-type="float" office:value="18.261649" calcext:value-type="float">
            <text:p>18.261649</text:p>
          </table:table-cell>
          <table:table-cell table:formula="of:=[.A9]-[.$D$2]" office:value-type="float" office:value="2.30723035" calcext:value-type="float">
            <text:p>2.30723035</text:p>
          </table:table-cell>
          <table:table-cell table:formula="of:=POWER([.B9]; 2)" office:value-type="float" office:value="5.32331188796112" calcext:value-type="float">
            <text:p>5.32331188796112</text:p>
          </table:table-cell>
          <table:table-cell table:number-columns-repeated="4"/>
        </table:table-row>
        <table:table-row table:style-name="ro1">
          <table:table-cell office:value-type="float" office:value="15.477279" calcext:value-type="float">
            <text:p>15.477279</text:p>
          </table:table-cell>
          <table:table-cell table:formula="of:=[.A10]-[.$D$2]" office:value-type="float" office:value="-0.47713965" calcext:value-type="float">
            <text:p>-0.47713965</text:p>
          </table:table-cell>
          <table:table-cell table:formula="of:=POWER([.B10]; 2)" office:value-type="float" office:value="0.227662245602122" calcext:value-type="float">
            <text:p>0.227662245602122</text:p>
          </table:table-cell>
          <table:table-cell table:number-columns-repeated="4"/>
        </table:table-row>
        <table:table-row table:style-name="ro1">
          <table:table-cell office:value-type="float" office:value="13.48793" calcext:value-type="float">
            <text:p>13.48793</text:p>
          </table:table-cell>
          <table:table-cell table:formula="of:=[.A11]-[.$D$2]" office:value-type="float" office:value="-2.46648865" calcext:value-type="float">
            <text:p>-2.46648865</text:p>
          </table:table-cell>
          <table:table-cell table:formula="of:=POWER([.B11]; 2)" office:value-type="float" office:value="6.08356626057882" calcext:value-type="float">
            <text:p>6.08356626057882</text:p>
          </table:table-cell>
          <table:table-cell table:number-columns-repeated="4"/>
        </table:table-row>
        <table:table-row table:style-name="ro1">
          <table:table-cell office:value-type="float" office:value="14.66528" calcext:value-type="float">
            <text:p>14.66528</text:p>
          </table:table-cell>
          <table:table-cell table:formula="of:=[.A12]-[.$D$2]" office:value-type="float" office:value="-1.28913865" calcext:value-type="float">
            <text:p>-1.28913865</text:p>
          </table:table-cell>
          <table:table-cell table:formula="of:=POWER([.B12]; 2)" office:value-type="float" office:value="1.66187845892382" calcext:value-type="float">
            <text:p>1.66187845892382</text:p>
          </table:table-cell>
          <table:table-cell table:number-columns-repeated="4"/>
        </table:table-row>
        <table:table-row table:style-name="ro1">
          <table:table-cell office:value-type="float" office:value="14.273708" calcext:value-type="float">
            <text:p>14.273708</text:p>
          </table:table-cell>
          <table:table-cell table:formula="of:=[.A13]-[.$D$2]" office:value-type="float" office:value="-1.68071065" calcext:value-type="float">
            <text:p>-1.68071065</text:p>
          </table:table-cell>
          <table:table-cell table:formula="of:=POWER([.B13]; 2)" office:value-type="float" office:value="2.82478828902342" calcext:value-type="float">
            <text:p>2.82478828902342</text:p>
          </table:table-cell>
          <table:table-cell table:number-columns-repeated="4"/>
        </table:table-row>
        <table:table-row table:style-name="ro1">
          <table:table-cell office:value-type="float" office:value="15.222266" calcext:value-type="float">
            <text:p>15.222266</text:p>
          </table:table-cell>
          <table:table-cell table:formula="of:=[.A14]-[.$D$2]" office:value-type="float" office:value="-0.73215265" calcext:value-type="float">
            <text:p>-0.73215265</text:p>
          </table:table-cell>
          <table:table-cell table:formula="of:=POWER([.B14]; 2)" office:value-type="float" office:value="0.536047502902022" calcext:value-type="float">
            <text:p>0.536047502902022</text:p>
          </table:table-cell>
          <table:table-cell table:number-columns-repeated="4"/>
        </table:table-row>
        <table:table-row table:style-name="ro1">
          <table:table-cell office:value-type="float" office:value="14.908801" calcext:value-type="float">
            <text:p>14.908801</text:p>
          </table:table-cell>
          <table:table-cell table:formula="of:=[.A15]-[.$D$2]" office:value-type="float" office:value="-1.04561765" calcext:value-type="float">
            <text:p>-1.04561765</text:p>
          </table:table-cell>
          <table:table-cell table:formula="of:=POWER([.B15]; 2)" office:value-type="float" office:value="1.09331626999152" calcext:value-type="float">
            <text:p>1.09331626999152</text:p>
          </table:table-cell>
          <table:table-cell table:number-columns-repeated="4"/>
        </table:table-row>
        <table:table-row table:style-name="ro1">
          <table:table-cell office:value-type="float" office:value="15.061031" calcext:value-type="float">
            <text:p>15.061031</text:p>
          </table:table-cell>
          <table:table-cell table:formula="of:=[.A16]-[.$D$2]" office:value-type="float" office:value="-0.893387649999999" calcext:value-type="float">
            <text:p>-0.893387649999999</text:p>
          </table:table-cell>
          <table:table-cell table:formula="of:=POWER([.B16]; 2)" office:value-type="float" office:value="0.798141493172521" calcext:value-type="float">
            <text:p>0.798141493172521</text:p>
          </table:table-cell>
          <table:table-cell table:number-columns-repeated="4"/>
        </table:table-row>
        <table:table-row table:style-name="ro1">
          <table:table-cell office:value-type="float" office:value="14.791078" calcext:value-type="float">
            <text:p>14.791078</text:p>
          </table:table-cell>
          <table:table-cell table:formula="of:=[.A17]-[.$D$2]" office:value-type="float" office:value="-1.16334065" calcext:value-type="float">
            <text:p>-1.16334065</text:p>
          </table:table-cell>
          <table:table-cell table:formula="of:=POWER([.B17]; 2)" office:value-type="float" office:value="1.35336146794242" calcext:value-type="float">
            <text:p>1.35336146794242</text:p>
          </table:table-cell>
          <table:table-cell table:number-columns-repeated="4"/>
        </table:table-row>
        <table:table-row table:style-name="ro1">
          <table:table-cell office:value-type="float" office:value="16.457738" calcext:value-type="float">
            <text:p>16.457738</text:p>
          </table:table-cell>
          <table:table-cell table:formula="of:=[.A18]-[.$D$2]" office:value-type="float" office:value="0.50331935" calcext:value-type="float">
            <text:p>0.50331935</text:p>
          </table:table-cell>
          <table:table-cell table:formula="of:=POWER([.B18]; 2)" office:value-type="float" office:value="0.253330368084422" calcext:value-type="float">
            <text:p>0.253330368084422</text:p>
          </table:table-cell>
          <table:table-cell table:number-columns-repeated="4"/>
        </table:table-row>
        <table:table-row table:style-name="ro1">
          <table:table-cell office:value-type="float" office:value="15.947602" calcext:value-type="float">
            <text:p>15.947602</text:p>
          </table:table-cell>
          <table:table-cell table:formula="of:=[.A19]-[.$D$2]" office:value-type="float" office:value="-0.00681664999999931" calcext:value-type="float">
            <text:p>-0.006816649999999</text:p>
          </table:table-cell>
          <table:table-cell table:formula="of:=POWER([.B19]; 2)" office:value-type="float" office:value="0.0000464667172224906" calcext:value-type="float">
            <text:p>4.64667172224906E-05</text:p>
          </table:table-cell>
          <table:table-cell table:number-columns-repeated="4"/>
        </table:table-row>
        <table:table-row table:style-name="ro1">
          <table:table-cell office:value-type="float" office:value="13.780303" calcext:value-type="float">
            <text:p>13.780303</text:p>
          </table:table-cell>
          <table:table-cell table:formula="of:=[.A20]-[.$D$2]" office:value-type="float" office:value="-2.17411565" calcext:value-type="float">
            <text:p>-2.17411565</text:p>
          </table:table-cell>
          <table:table-cell table:formula="of:=POWER([.B20]; 2)" office:value-type="float" office:value="4.72677885957492" calcext:value-type="float">
            <text:p>4.72677885957492</text:p>
          </table:table-cell>
          <table:table-cell table:number-columns-repeated="4"/>
        </table:table-row>
        <table:table-row table:style-name="ro1">
          <table:table-cell office:value-type="float" office:value="16.876833" calcext:value-type="float">
            <text:p>16.876833</text:p>
          </table:table-cell>
          <table:table-cell table:formula="of:=[.A21]-[.$D$2]" office:value-type="float" office:value="0.922414350000002" calcext:value-type="float">
            <text:p>0.922414350000002</text:p>
          </table:table-cell>
          <table:table-cell table:formula="of:=POWER([.B21]; 2)" office:value-type="float" office:value="0.850848233085926" calcext:value-type="float">
            <text:p>0.85084823308592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2:47:34.667886132</dc:date>
    <meta:editing-duration>PT39S</meta:editing-duration>
    <meta:editing-cycles>1</meta:editing-cycles>
    <meta:document-statistic meta:table-count="1" meta:cell-count="71" meta:object-count="0"/>
    <meta:generator>LibreOffice/6.4.7.2$Linux_X86_64 LibreOffice_project/40$Build-2</meta:generator>
  </office:meta>
</office:document-meta>
</file>